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BundleHandler.apply( FaceletContext faceletContext , UICompon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adBundleHandler.LoadBundleHandler( Ta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